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ew log entry reqd</text:p>
          </table:table-cell>
          <table:table-cell/>
          <table:table-cell office:value-type="string" calcext:value-type="string">
            <text:p>not 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t old and new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00/00/00</text:date>, <text:time style:data-style-name="N2" text:time-value="12:29:37.3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2:24:15.017000000</meta:creation-date>
    <dc:date>2014-11-25T06:49:00.125000000</dc:date>
    <meta:editing-duration>P0D</meta:editing-duration>
    <meta:editing-cycles>2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